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9256" officeooo:paragraph-rsid="000e9256"/>
    </style:style>
    <style:style style:name="P2" style:family="paragraph" style:parent-style-name="Standard">
      <style:paragraph-properties fo:text-align="center" style:justify-single-word="false"/>
      <style:text-properties fo:font-size="16pt" officeooo:rsid="0010753a" officeooo:paragraph-rsid="0010753a" style:font-size-asian="16pt" style:font-size-complex="16pt"/>
    </style:style>
    <style:style style:name="P3" style:family="paragraph" style:parent-style-name="Standard">
      <style:paragraph-properties fo:text-align="start" style:justify-single-word="false"/>
      <style:text-properties fo:font-size="12pt" officeooo:rsid="0010753a" officeooo:paragraph-rsid="0010753a" style:font-size-asian="10.5pt" style:font-size-complex="12pt"/>
    </style:style>
    <style:style style:name="P4" style:family="paragraph" style:parent-style-name="Standard">
      <style:paragraph-properties fo:text-align="center" style:justify-single-word="false"/>
      <style:text-properties fo:font-size="12pt" officeooo:rsid="000e9256" officeooo:paragraph-rsid="0010b09d" style:font-size-asian="10.5pt" style:font-size-complex="12pt"/>
    </style:style>
    <style:style style:name="P5" style:family="paragraph" style:parent-style-name="Standard">
      <style:paragraph-properties fo:line-height="150%" fo:text-align="center" style:justify-single-word="false"/>
      <style:text-properties fo:font-size="12pt" officeooo:rsid="000e9256" officeooo:paragraph-rsid="0010b09d" style:font-size-asian="10.5pt" style:font-size-complex="12pt"/>
    </style:style>
    <style:style style:name="P6" style:family="paragraph" style:parent-style-name="Standard">
      <style:paragraph-properties fo:line-height="150%" fo:text-align="start" style:justify-single-word="false"/>
      <style:text-properties fo:font-size="12pt" officeooo:paragraph-rsid="0015170a"/>
    </style:style>
    <style:style style:name="P7" style:family="paragraph" style:parent-style-name="Standard">
      <style:paragraph-properties fo:line-height="150%" fo:text-align="start" style:justify-single-word="false"/>
      <style:text-properties fo:font-size="12pt" fo:font-weight="normal" officeooo:rsid="0017d66a" officeooo:paragraph-rsid="0017d66a"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font-weight="normal" officeooo:rsid="0019a4b1" officeooo:paragraph-rsid="0019a4b1"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variant="normal" fo:text-transform="none" fo:color="#333333" style:font-name="Liberation Serif" fo:font-size="14pt" fo:letter-spacing="normal" fo:font-style="normal" fo:font-weight="bold" officeooo:rsid="0017d66a" officeooo:paragraph-rsid="0017d66a"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fo:font-variant="normal" fo:text-transform="none" fo:color="#333333" style:font-name="Liberation Serif" fo:font-size="14pt" fo:letter-spacing="normal" fo:font-style="normal" fo:font-weight="bold" officeooo:rsid="001a4ede" officeooo:paragraph-rsid="001a4ede"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fo:font-variant="normal" fo:text-transform="none" fo:color="#333333" style:font-name="Liberation Serif" fo:font-size="14pt" fo:letter-spacing="normal" fo:font-style="normal" fo:font-weight="bold" officeooo:rsid="00245298" officeooo:paragraph-rsid="00245298" style:font-size-asian="12.25pt" style:font-weight-asian="bold" style:font-size-complex="14pt" style:font-weight-complex="bold"/>
    </style:style>
    <style:style style:name="P12" style:family="paragraph" style:parent-style-name="Standard">
      <style:paragraph-properties fo:line-height="150%" fo:text-align="start" style:justify-single-word="false"/>
      <style:text-properties fo:font-variant="normal" fo:text-transform="none" fo:color="#333333" style:font-name="Liberation Serif" fo:font-size="14pt" fo:letter-spacing="normal" fo:font-style="normal" fo:font-weight="bold" officeooo:rsid="00230431" officeooo:paragraph-rsid="00230431"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fo:font-variant="normal" fo:text-transform="none" fo:color="#333333" style:font-name="Liberation Serif" fo:font-size="14pt" fo:letter-spacing="normal" fo:font-style="normal" fo:font-weight="bold" officeooo:rsid="002a4c76" officeooo:paragraph-rsid="002a4c76"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fo:font-variant="normal" fo:text-transform="none" fo:color="#333333" style:font-name="Liberation Serif" fo:font-size="14pt" fo:letter-spacing="normal" fo:font-style="normal" fo:font-weight="bold" officeooo:rsid="002a4c76" officeooo:paragraph-rsid="0020abfe" style:font-size-asian="14pt" style:font-weight-asian="bold" style:font-size-complex="14pt" style:font-weight-complex="bold"/>
    </style:style>
    <style:style style:name="P15" style:family="paragraph" style:parent-style-name="Standard">
      <style:paragraph-properties fo:line-height="150%" fo:text-align="start" style:justify-single-word="false"/>
      <style:text-properties fo:font-variant="normal" fo:text-transform="none" fo:color="#333333" style:font-name="Liberation Serif" fo:font-size="12pt" fo:letter-spacing="normal" fo:font-style="normal" fo:font-weight="normal" officeooo:rsid="0017d66a" officeooo:paragraph-rsid="0017d66a"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fo:font-variant="normal" fo:text-transform="none" fo:color="#333333" style:font-name="Liberation Serif" fo:font-size="12pt" fo:letter-spacing="normal" fo:font-style="normal" fo:font-weight="normal" officeooo:rsid="00230431" officeooo:paragraph-rsid="00230431"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fo:font-variant="normal" fo:text-transform="none" fo:color="#333333" style:font-name="Liberation Serif" fo:font-size="12pt" fo:letter-spacing="normal" fo:font-style="normal" fo:font-weight="normal" officeooo:rsid="00230431" officeooo:paragraph-rsid="002ca9f6"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fo:font-variant="normal" fo:text-transform="none" fo:color="#333333" style:font-name="Liberation Serif" fo:font-size="12pt" fo:letter-spacing="normal" fo:font-style="normal" fo:font-weight="normal" officeooo:rsid="00245298" officeooo:paragraph-rsid="00245298"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fo:font-variant="normal" fo:text-transform="none" fo:color="#333333" style:font-name="Liberation Serif" fo:font-size="12pt" fo:letter-spacing="normal" fo:font-style="normal" fo:font-weight="normal" officeooo:rsid="00258678" officeooo:paragraph-rsid="00258678"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fo:font-variant="normal" fo:text-transform="none" fo:color="#333333" style:font-name="Liberation Serif" fo:font-size="12pt" fo:letter-spacing="normal" fo:font-style="normal" fo:font-weight="normal" officeooo:rsid="002a4c76" officeooo:paragraph-rsid="002a4c76"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fo:font-size="12pt" fo:font-weight="normal" officeooo:rsid="0020abfe" officeooo:paragraph-rsid="0020abfe"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12pt" fo:font-weight="normal" officeooo:rsid="00221e7e" officeooo:paragraph-rsid="00221e7e"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fo:font-size="12pt" officeooo:paragraph-rsid="00230431"/>
    </style:style>
    <style:style style:name="P24" style:family="paragraph" style:parent-style-name="Standard">
      <style:paragraph-properties fo:line-height="150%" fo:text-align="start" style:justify-single-word="false"/>
      <style:text-properties fo:font-size="12pt" officeooo:paragraph-rsid="002b91b4"/>
    </style:style>
    <style:style style:name="P25" style:family="paragraph" style:parent-style-name="Standard">
      <style:paragraph-properties fo:line-height="150%" fo:text-align="start" style:justify-single-word="false"/>
      <style:text-properties fo:font-size="12pt" officeooo:paragraph-rsid="002e058e"/>
    </style:style>
    <style:style style:name="P26" style:family="paragraph" style:parent-style-name="Standard">
      <style:paragraph-properties fo:line-height="150%" fo:text-align="start" style:justify-single-word="false"/>
      <style:text-properties fo:font-size="12pt" officeooo:rsid="0010753a" officeooo:paragraph-rsid="002b91b4" style:font-size-asian="10.5pt" style:font-size-complex="12pt"/>
    </style:style>
    <style:style style:name="P27" style:family="paragraph" style:parent-style-name="Standard">
      <style:paragraph-properties fo:line-height="150%" fo:text-align="start" style:justify-single-word="false"/>
      <style:text-properties fo:font-size="16pt" officeooo:paragraph-rsid="0017d66a"/>
    </style:style>
    <style:style style:name="P28" style:family="paragraph" style:parent-style-name="Standard">
      <style:paragraph-properties fo:text-align="center" style:justify-single-word="false"/>
      <style:text-properties officeooo:paragraph-rsid="002b91b4"/>
    </style:style>
    <style:style style:name="P29" style:family="paragraph" style:parent-style-name="Caption">
      <style:paragraph-properties fo:text-align="center" style:justify-single-word="false"/>
      <style:text-properties fo:font-size="10pt" style:font-size-asian="10pt" style:font-size-complex="10pt"/>
    </style:style>
    <style:style style:name="P30" style:family="paragraph" style:parent-style-name="Illustration">
      <style:paragraph-properties fo:text-align="center" style:justify-single-word="false"/>
      <style:text-properties fo:font-size="10pt" style:font-size-asian="10pt" style:font-size-complex="10pt"/>
    </style:style>
    <style:style style:name="P31" style:family="paragraph" style:parent-style-name="Footer">
      <style:paragraph-properties fo:text-align="end" style:justify-single-word="false"/>
      <style:text-properties officeooo:rsid="0026ea1f" officeooo:paragraph-rsid="0026ea1f"/>
    </style:style>
    <style:style style:name="T1" style:family="text">
      <style:text-properties fo:font-variant="normal" fo:text-transform="none" fo:color="#333333" style:font-name="Liberation Serif" fo:letter-spacing="normal" fo:font-style="normal"/>
    </style:style>
    <style:style style:name="T2" style:family="text">
      <style:text-properties fo:font-variant="normal" fo:text-transform="none" fo:color="#333333" style:font-name="Liberation Serif" fo:letter-spacing="normal" fo:font-style="normal" fo:font-weight="normal" officeooo:rsid="0013b55b" style:font-size-asian="12pt" style:font-weight-asian="normal" style:font-size-complex="12pt" style:font-weight-complex="normal"/>
    </style:style>
    <style:style style:name="T3" style:family="text">
      <style:text-properties fo:font-variant="normal" fo:text-transform="none" fo:color="#333333" style:font-name="Liberation Serif" fo:letter-spacing="normal" fo:font-style="normal" fo:font-weight="normal" officeooo:rsid="0015170a" style:font-size-asian="12pt" style:font-weight-asian="normal" style:font-size-complex="12pt" style:font-weight-complex="normal"/>
    </style:style>
    <style:style style:name="T4" style:family="text">
      <style:text-properties fo:font-variant="normal" fo:text-transform="none" fo:color="#333333" style:font-name="Liberation Serif" fo:letter-spacing="normal" fo:font-style="normal" fo:font-weight="normal" officeooo:rsid="0015dd56" style:font-size-asian="12pt" style:font-weight-asian="normal" style:font-size-complex="12pt" style:font-weight-complex="normal"/>
    </style:style>
    <style:style style:name="T5" style:family="text">
      <style:text-properties fo:font-variant="normal" fo:text-transform="none" fo:color="#333333" style:font-name="Liberation Serif" fo:letter-spacing="normal" fo:font-style="normal" fo:font-weight="normal" officeooo:rsid="0016bb8c" style:font-size-asian="12pt" style:font-weight-asian="normal" style:font-size-complex="12pt" style:font-weight-complex="normal"/>
    </style:style>
    <style:style style:name="T6" style:family="text">
      <style:text-properties fo:font-variant="normal" fo:text-transform="none" fo:color="#333333" style:font-name="Liberation Serif" fo:letter-spacing="normal" fo:font-style="normal" fo:font-weight="normal" officeooo:rsid="0017d66a" style:font-size-asian="12pt" style:font-weight-asian="normal" style:font-size-complex="12pt" style:font-weight-complex="normal"/>
    </style:style>
    <style:style style:name="T7" style:family="text">
      <style:text-properties fo:font-variant="normal" fo:text-transform="none" fo:color="#333333" style:font-name="Liberation Serif" fo:letter-spacing="normal" fo:font-style="normal" fo:font-weight="normal" officeooo:rsid="00230431" style:font-size-asian="12pt" style:font-weight-asian="normal" style:font-size-complex="12pt" style:font-weight-complex="normal"/>
    </style:style>
    <style:style style:name="T8" style:family="text">
      <style:text-properties fo:font-variant="normal" fo:text-transform="none" fo:color="#333333" style:font-name="Liberation Serif" fo:letter-spacing="normal" fo:font-style="normal" fo:font-weight="normal" officeooo:rsid="0026ea1f" style:font-size-asian="12pt" style:font-weight-asian="normal" style:font-size-complex="12pt" style:font-weight-complex="normal"/>
    </style:style>
    <style:style style:name="T9" style:family="text">
      <style:text-properties fo:font-variant="normal" fo:text-transform="none" fo:color="#333333" style:font-name="Liberation Serif" fo:letter-spacing="normal" fo:font-style="normal" officeooo:rsid="001a4ede"/>
    </style:style>
    <style:style style:name="T10" style:family="text">
      <style:text-properties fo:font-variant="normal" fo:text-transform="none" fo:color="#333333" style:font-name="Liberation Serif" fo:letter-spacing="normal" fo:font-style="normal" officeooo:rsid="00245298"/>
    </style:style>
    <style:style style:name="T11" style:family="text">
      <style:text-properties fo:font-variant="normal" fo:text-transform="none" fo:color="#333333" style:font-name="Liberation Serif" fo:letter-spacing="normal" fo:font-style="normal" fo:font-weight="bold" officeooo:rsid="0015dd56" style:font-size-asian="16pt" style:font-weight-asian="bold" style:font-size-complex="16pt" style:font-weight-complex="bold"/>
    </style:style>
    <style:style style:name="T12" style:family="text">
      <style:text-properties fo:font-variant="normal" fo:text-transform="none" fo:color="#333333" style:font-name="Liberation Serif" fo:letter-spacing="normal" fo:font-style="normal" fo:font-weight="bold" officeooo:rsid="0017d66a" style:font-size-asian="16pt" style:font-weight-asian="bold" style:font-size-complex="16pt" style:font-weight-complex="bold"/>
    </style:style>
    <style:style style:name="T13"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4" style:family="text">
      <style:text-properties fo:font-variant="normal" fo:text-transform="none" fo:color="#222222" style:font-name="Liberation Serif" fo:letter-spacing="normal" fo:font-style="normal" fo:font-weight="normal" officeooo:rsid="0026ea1f" style:font-weight-asian="normal" style:font-weight-complex="normal"/>
    </style:style>
    <style:style style:name="T15" style:family="text">
      <style:text-properties fo:font-variant="normal" fo:text-transform="none" fo:color="#222222" style:font-name="Liberation Serif" fo:letter-spacing="normal" fo:font-style="normal" fo:font-weight="normal" officeooo:rsid="0010b09d" style:font-size-asian="10.5pt" style:font-weight-asian="normal" style:font-size-complex="12pt" style:font-weight-complex="normal"/>
    </style:style>
    <style:style style:name="T16" style:family="text">
      <style:text-properties fo:font-variant="normal" fo:text-transform="none" fo:color="#222222" style:font-name="Liberation Serif" fo:letter-spacing="normal" fo:font-style="normal" fo:font-weight="normal" officeooo:rsid="00113a5b" style:font-size-asian="10.5pt" style:font-weight-asian="normal" style:font-size-complex="12pt" style:font-weight-complex="normal"/>
    </style:style>
    <style:style style:name="T17" style:family="text">
      <style:text-properties fo:font-variant="normal" fo:text-transform="none" fo:color="#222222" style:font-name="Liberation Serif" fo:letter-spacing="normal" fo:font-style="normal" fo:font-weight="normal" officeooo:rsid="0015170a" style:font-size-asian="12pt" style:font-weight-asian="normal" style:font-size-complex="12pt" style:font-weight-complex="normal"/>
    </style:style>
    <style:style style:name="T18" style:family="text">
      <style:text-properties fo:font-variant="normal" fo:text-transform="none" fo:color="#222222" style:font-name="Liberation Serif" fo:letter-spacing="normal" fo:font-style="normal" fo:font-weight="normal" officeooo:rsid="0015dd56" style:font-size-asian="12pt" style:font-weight-asian="normal" style:font-size-complex="12pt" style:font-weight-complex="normal"/>
    </style:style>
    <style:style style:name="T19" style:family="text">
      <style:text-properties officeooo:rsid="0010b09d" style:font-size-asian="10.5pt" style:font-size-complex="12pt"/>
    </style:style>
    <style:style style:name="T20" style:family="text">
      <style:text-properties officeooo:rsid="00113a5b" style:font-size-asian="10.5pt" style:font-size-complex="12pt"/>
    </style:style>
    <style:style style:name="T21" style:family="text">
      <style:text-properties officeooo:rsid="0015170a" style:font-size-asian="10.5pt" style:font-size-complex="12pt"/>
    </style:style>
    <style:style style:name="T22" style:family="text">
      <style:text-properties officeooo:rsid="0015dd56" style:font-size-asian="10.5pt" style:font-size-complex="12pt"/>
    </style:style>
    <style:style style:name="T23" style:family="text">
      <style:text-properties officeooo:rsid="0017d66a" style:font-size-asian="10.5pt" style:font-size-complex="12pt"/>
    </style:style>
    <style:style style:name="T24" style:family="text">
      <style:text-properties officeooo:rsid="0024cdb6" style:font-size-asian="10.5pt" style:font-size-complex="12pt"/>
    </style:style>
    <style:style style:name="T25" style:family="text">
      <style:text-properties style:font-name="Liberation Serif" fo:font-weight="normal" officeooo:rsid="00113a5b" style:font-size-asian="12pt" style:font-weight-asian="normal" style:font-size-complex="12pt" style:font-weight-complex="normal"/>
    </style:style>
    <style:style style:name="T26" style:family="text">
      <style:text-properties officeooo:rsid="00221e7e"/>
    </style:style>
    <style:style style:name="T27" style:family="text">
      <style:text-properties officeooo:rsid="00230431"/>
    </style:style>
    <style:style style:name="T28" style:family="text">
      <style:text-properties officeooo:rsid="0023a09a"/>
    </style:style>
    <style:style style:name="T29" style:family="text">
      <style:text-properties officeooo:rsid="00245298"/>
    </style:style>
    <style:style style:name="T30" style:family="text">
      <style:text-properties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normal" style:font-weight-asian="bold" style:font-style-complex="normal" style:font-weight-complex="bold"/>
    </style:style>
    <style:style style:name="T33" style:family="text">
      <style:text-properties style:font-style-asian="normal" style:font-style-complex="normal"/>
    </style:style>
    <style:style style:name="T34" style:family="text">
      <style:text-properties officeooo:rsid="0026ea1f"/>
    </style:style>
    <style:style style:name="T35" style:family="text">
      <style:text-properties officeooo:rsid="000e9256"/>
    </style:style>
    <style:style style:name="T36" style:family="text">
      <style:text-properties style:font-name="Liberation Serif" fo:font-weight="normal" officeooo:rsid="000e9256" style:font-weight-asian="normal" style:font-weight-complex="normal"/>
    </style:style>
    <style:style style:name="T37" style:family="text">
      <style:text-properties fo:color="#222222" style:font-name="Liberation Serif" officeooo:rsid="0023a09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pan text:style-name="T35">Depth Explanation for the Effectiveness of the M</text:span><text:span text:style-name="T13">ü</text:span><text:span text:style-name="T36">l</text:span><text:span text:style-name="T35">ler-Lyer Illus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n Reynolds</text:p>
      <text:p text:style-name="P1">20473104</text:p>
      <text:p text:style-name="P1">Assignment 2</text:p>
      <text:p text:style-name="P1">Psych 306</text:p>
      <text:p text:style-name="P1"><text:soft-page-break/></text:p>
      <text:p text:style-name="P2">Abstract</text:p>
      <text:p text:style-name="P2"/>
      <text:p text:style-name="P26"><text:span text:style-name="T34">The depth explanation for the M</text:span><text:span text:style-name="T14">ü</text:span><text:span text:style-name="T34">ller-Lyer illusion proposes that the perceived difference in length of the lines is caused by the interpretation of the inward and outward going lines as the inside and outside corners of a building. The inside corner is perceived as further away from the observer than the outside corner, resulting in a line scaling effect. This explanation is examined in this study by comparing the effectiveness of arrow line endings that produce a corner depth effect to square detached brackets which do not produce such an effect. Four university students participated in 25 trials each for both types of line endings. The study found that the participants were nearly 100 percent accurate on average in calculating the length of the lines with the detached square brackets and were 10 percent less accurate with the arrow line endings, supporting the depth explanation of the illusio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Depth Explanation for the Effectiveness of the Muller-Lyer Illusion</text:p>
      <text:p text:style-name="P5"/>
      <text:p text:style-name="P24"><text:span text:style-name="T19">The M</text:span><text:span text:style-name="T15">ü</text:span><text:span text:style-name="T19">ller-Lyer illusion </text:span><text:span text:style-name="T23">examines how</text:span><text:span text:style-name="T19"> the perceived length of equal length lines </text:span><text:span text:style-name="T23">can</text:span><text:span text:style-name="T19"> differ depending on the angling of the </text:span><text:span text:style-name="T23">arrows</text:span><text:span text:style-name="T19"> at the end of each line. </text:span><text:span text:style-name="T20">Psychologist Richard Gregory suggested that features of a 2-dimensional picture can alter an observer's perceived size of objects, a perception effect that he refers to as “depth cue scaling” (</text:span><text:span text:style-name="T24">Gregory, 1968</text:span><text:span text:style-name="T20">). He suggests that a line with inward-going arrows is perceived as outside corner of a building, creating a negative depth cue scaling, </text:span><text:span text:style-name="T21">while t</text:span><text:span text:style-name="T20">he line with outward-going arrows is perceived as the far inside corner of a room, creating a positive depth cue scaling. </text:span><text:span text:style-name="T21">This scaling effect</text:span><text:span text:style-name="T20"> causes the </text:span><text:span text:style-name="T21">brain to</text:span><text:span text:style-name="T20"> </text:span><text:span text:style-name="T21">perceive the outside corner as closer than the inside corner, creating the illusion that the line with the inward-</text:span><text:span text:style-name="T22">facing arrows</text:span><text:span text:style-name="T21"> is shorter than the outward-going </text:span><text:span text:style-name="T22">version</text:span><text:span text:style-name="T20">. </text:span><text:span text:style-name="T21">Researchers</text:span><text:span text:style-name="T20"> ran trials of the M</text:span><text:span text:style-name="T16">ü</text:span><text:span text:style-name="T20">ller-Lyer experiment in the 1960s with members of an African group called the Zulus, who lived in a “circular culture” of round buildings </text:span><text:span text:style-name="T21">and </text:span><text:span text:style-name="T20">who did not perceive the inward-going or outward-going arrows as corners </text:span><text:span text:style-name="T25">of a building (</text:span><text:span text:style-name="T8">Chandler, 2014</text:span><text:span text:style-name="T2">). </text:span><text:span text:style-name="T3">Without </text:span><text:span text:style-name="T6">any perception of inside or outside corners,</text:span><text:span text:style-name="T3"> the Zulu performed </text:span><text:span text:style-name="T6">more accurately</text:span><text:span text:style-name="T3"> in the experiment than Western participants, </text:span><text:span text:style-name="T6">suggesting that the depth effect is responsible for creating the illusion.</text:span></text:p>
      <text:p text:style-name="P6"/>
      <text:p text:style-name="P25"><text:span text:style-name="T3">This study uses two different </text:span><text:span text:style-name="T6">versions</text:span><text:span text:style-name="T3"> of the M</text:span><text:span text:style-name="T17">ü</text:span><text:span text:style-name="T3">ller-Lyer illusion. The first uses inward and outward-going arrows that create a depth cue scaling effect in participants from a non-circular culture. The second uses inward and outward-</text:span><text:span text:style-name="T4">going</text:span><text:span text:style-name="T3"> detached square brackets instead of arrows. The detached square brackets </text:span><text:span text:style-name="T4">are not perceived as corners and do not generate the described depth effect. The purpose of this study is to determine how the depth effect influences the effectiveness of the M</text:span><text:span text:style-name="T18">ü</text:span><text:span text:style-name="T4">ller-Lyer experiment. The study has participants adjust the </text:span><text:span text:style-name="T5">dependent variable, the </text:span><text:span text:style-name="T4">length of a line with inward-going arrows, until they perceive it as equal to the length of a provided line with outward-going arrows. The </text:span><text:span text:style-name="T5">independent variable, the shape at the end of each line, is then replaced with detached angle brackets and the experiment is repeated</text:span><text:span text:style-name="T4">. It is </text:span><text:span text:style-name="T7">expected</text:span><text:span text:style-name="T4"> that participants will more accurately match the </text:span><text:span text:style-name="T7">length of the adjustable line and the control line in the </text:span><text:span text:style-name="T4">inward and outward-going detached square brackets</text:span><text:span text:style-name="T7"> version</text:span><text:span text:style-name="T4"> </text:span><text:span text:style-name="T7">of the experiment </text:span><text:span text:style-name="T4">than the arrow version</text:span><text:span text:style-name="T7">, supporting the hypothesis that the arrow line endings create a depth cue scaling effect</text:span><text:span text:style-name="T4">. </text:span><text:span text:style-name="T7">This result would confirm research from previous studies that the depth effect is responsible</text:span><text:span text:style-name="T4"> </text:span><text:span text:style-name="T7">for the inaccuracy of </text:span><text:span text:style-name="T4">Western participants in the M</text:span><text:span text:style-name="T18">ü</text:span><text:span text:style-name="T4">ller-Lyer experiment.</text:span><text:span text:style-name="T7"> </text:span></text:p>
      <text:p text:style-name="P23"><text:span text:style-name="T7"/></text:p>
      <text:p text:style-name="P27"><text:soft-page-break/><text:span text:style-name="T11">M</text:span><text:span text:style-name="T12">ethod</text:span></text:p>
      <text:p text:style-name="P9">Participants</text:p>
      <text:p text:style-name="P15">The study requires participants from a non-circular culture that would experience the perceived depth effect from the inward and outward-going arrows. Four university students from a Western culture were selected to perform the experiment.</text:p>
      <text:p text:style-name="P15"/>
      <text:p text:style-name="P13">Materials</text:p>
      <text:p text:style-name="P20">A computer is required to run the PsyCog: Exploration in Perception and Cognition CD. A text application is required to measure and analyze the results of the experiment. No other materials are required.</text:p>
      <text:p text:style-name="P7"/>
      <text:p text:style-name="P9">Procedure</text:p>
      <text:p text:style-name="P8"><text:span text:style-name="T1">Participants are presented with a computer interface consisting of a pair of lines with inward and outward-going arrows at their respective ends. The length of one line defined as the “control line” remains constant, while the participants are able to modify the other line, called the “adjustable line”. The length of the control line remains constant between each trial, while the length of the adjustable line is randomized at the start of each trial. The participants are required to use a button in the computer interface to modify the length of the adjustable line until they perceive the length of both lines to be equal. The percentage of the length of the adjustable line compared to the control line is recorded. The participants are not shown this percentage and receive no feedback on their performance </text:span><text:span text:style-name="T10">in order to minimize potential learning effects</text:span><text:span text:style-name="T1">. This activity is repeated for 25 </text:span><text:span text:style-name="T9">consecutive tr</text:span><text:span text:style-name="T1">ials </text:span><text:span text:style-name="T9">without any breaks</text:span><text:span text:style-name="T1">. The participants are given a brief pause while the conditions of the experiment are changed. The </text:span><text:span text:style-name="T9">independent variable is changed and participants repeat the experiment with inward and outward-going detached brackets for another 25 trials. Participants conduct the experiment independently and individually and do not observe eachother's results.</text:span></text:p>
      <text:p text:style-name="P8"/>
      <text:p text:style-name="P10">Results</text:p>
      <text:p text:style-name="P21">The arrows version of the experiment had a lower control line percentage than the detached brackets version when averaged over the 100 trials across the four participants. The participants on average perceived the adjustable line to be equal to the perceived line when it was on average approximately 86 <text:soft-page-break/>percent of the actual length of the control line. <text:span text:style-name="T26">The accuracy of the participants in the second version of the experiment with the detached lines was notably higher and the point at which they perceived the lines to be equal was on average approximately 97 percent of the actual control line.</text:span></text:p>
      <text:p text:style-name="P21"/>
      <text:p text:style-name="P21"><draw:frame draw:style-name="fr1" draw:name="Frame1" text:anchor-type="paragraph" svg:width="15.998cm" draw:z-index="0"><draw:text-box fo:min-height="8.239cm"><text:p text:style-name="P29"><draw:frame draw:style-name="fr3" draw:name="Object2" text:anchor-type="paragraph" svg:x="0cm" svg:y="0.441cm" svg:width="15.998cm" style:rel-width="100%" svg:height="7.128cm" style:rel-height="scale" draw:z-index="1"><draw:object xlink:href="./Object 2" xlink:type="simple" xlink:show="embed" xlink:actuate="onLoad"/><draw:image xlink:href="./ObjectReplacements/Object 2" xlink:type="simple" xlink:show="embed" xlink:actuate="onLoad"/><svg:desc>chart</svg:desc></draw:frame>Figure 1. <text:span text:style-name="T30">Average Performance of Arrow vs Detached Bracket Endings</text:span></text:p></draw:text-box></draw:frame></text:p>
      <text:p text:style-name="P22">The average performance per trial in each of the two versions of the experiment shows the arrow version of the experiment consistently underestimating the length of the adjustable line relative to the control with small variations in length. The detached brackets <text:span text:style-name="T27">version has an average adjustable line length on average equal to the control line and is completely accurate in several of the trials.</text:span></text:p>
      <text:p text:style-name="P14"/>
      <text:p text:style-name="P12"/>
      <text:p text:style-name="P12"/>
      <text:p text:style-name="P12"><draw:frame draw:style-name="fr2" draw:name="Frame2" text:anchor-type="paragraph" svg:x="0.372cm" svg:y="0.785cm" svg:width="15.998cm" draw:z-index="2"><draw:text-box fo:min-height="4.523cm"><text:p text:style-name="P30"><draw:frame draw:style-name="fr3" draw:name="Object1" text:anchor-type="paragraph" svg:x="0.547cm" svg:y="-2.852cm" svg:width="15.998cm" style:rel-width="100%" svg:height="6.493cm" style:rel-height="scale" draw:z-index="3"><draw:object xlink:href="./Object 1" xlink:type="simple" xlink:show="embed" xlink:actuate="onLoad"/><draw:image xlink:href="./ObjectReplacements/Object 1" xlink:type="simple" xlink:show="embed" xlink:actuate="onLoad"/></draw:frame><text:span text:style-name="T29">Figure 2: </text:span><text:span text:style-name="T30">Average Trial Performance of Arrow vs Detached Brackets</text:span></text:p></draw:text-box></draw:frame></text:p>
      <text:p text:style-name="P12"><text:soft-page-break/>Discussion</text:p>
      <text:p text:style-name="P17">The result of the study confirms the hypothesis that the accuracy of matching the adjustable line to the control line in the detached brackets version was expected to be higher than in the arrow version. These results conclude that on average the detached brackets version consistently perform<text:span text:style-name="T28">s</text:span> more accurately than the arrow version of the experiment, with accuracy approaching one-hundred percent. <text:span text:style-name="T28">The theory that the M</text:span><text:span text:style-name="T37">ü</text:span><text:span text:style-name="T28">ller-Lyer illusion is created by depth cue scaling when inward and outward-going arrows are used at the end of each line is supported by the results. The arrow version of the experiment which does not have the same depth cue scaling effect on Western participants consistently performed approximately ten percent more accurately than the detached brackets version. These results align with the research by Gregory that concluded that depth cue scaling can influence the perceived scale of 2-dimensional images. It confirms the role of this scaling effect in the M</text:span><text:span text:style-name="T37">ü</text:span><text:span text:style-name="T28">ller-Lyer illusion and provides further evidence for the depth expanation. It agrees with past research and strengthens the hypothesis that there is a depth effect causing the lines with arrow endings to be perceived as different length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oft-page-break/>References</text:p>
      <text:p text:style-name="P19">Chandler, D. (2014). Visual Perception. <text:span text:style-name="T31">The Kubrick Site. </text:span><text:span text:style-name="T33">Retrieved from http://visual-<text:tab/>memory.co.uk/daniel/Modules/FM21820/visper04.html.</text:span></text:p>
      <text:p text:style-name="P18">Gregory, R. L. (1968). <text:span text:style-name="T33">Perceptual Illusions and Brain Models. </text:span><text:span text:style-name="T31">Proceedings of the Royal Society of <text:tab/>London. Series B, Biological Sciences. 171,</text:span><text:span text:style-name="T32"> </text:span><text:span text:style-name="T33">279-296.</text:span></text:p>
      <text:p text:style-name="P16"/>
      <text:p text:style-name="P19"><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6ea1f" officeooo:paragraph-rsid="0026ea1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aniel Reynolds 20473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23:35:20.990429250</meta:creation-date>
    <meta:generator>LibreOffice/4.2.8.2$Linux_X86_64 LibreOffice_project/420m0$Build-2</meta:generator>
    <dc:date>2016-07-04T11:24:32.817348230</dc:date>
    <meta:editing-duration>PT3H42M9S</meta:editing-duration>
    <meta:editing-cycles>21</meta:editing-cycles>
    <meta:document-statistic meta:table-count="0" meta:image-count="0" meta:object-count="2" meta:page-count="7" meta:paragraph-count="28" meta:word-count="1277" meta:character-count="8195" meta:non-whitespace-character-count="69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6.492cm" xlink:href="." xlink:type="simple" chart:class="chart:line" chart:style-name="ch1">
        <chart:title svg:x="0cm" svg:y="0cm" chart:style-name="ch2">
          <text:p/>
        </chart:title>
        <chart:legend chart:legend-position="end" svg:x="13.278cm" svg:y="2.698cm" style:legend-expansion="high" chart:style-name="ch3"/>
        <chart:plot-area chart:style-name="ch4" chart:data-source-has-labels="both" svg:x="1.33cm" svg:y="0.129cm" svg:width="11.629cm" svg:height="5.253cm">
          <chartooo:coordinate-region svg:x="2.137cm" svg:y="0.328cm" svg:width="10.635cm" svg:height="4.407cm"/>
          <chart:axis chart:dimension="x" chart:name="primary-x" chart:style-name="ch5" chartooo:axis-type="auto">
            <chartooo:date-scale/>
            <chart:title svg:x="6.782cm" svg:y="5.511cm" chart:style-name="ch6">
              <text:p>Trial</text:p>
            </chart:title>
            <chart:categories table:cell-range-address="local-table.$A$2:.$A$26"/>
          </chart:axis>
          <chart:axis chart:dimension="y" chart:name="primary-y" chart:style-name="ch7">
            <chart:title svg:x="0.451cm" svg:y="5.286cm" chart:style-name="ch8">
              <text:p>Percentage of Control Line Length</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rrows</text:p>
              </table:table-cell>
              <table:table-cell office:value-type="string">
                <text:p>Brackets</text:p>
              </table:table-cell>
            </table:table-row>
          </table:table-header-rows>
          <table:table-rows>
            <table:table-row>
              <table:table-cell office:value-type="string">
                <text:p>1</text:p>
              </table:table-cell>
              <table:table-cell office:value-type="float" office:value="84">
                <text:p>84</text:p>
              </table:table-cell>
              <table:table-cell office:value-type="float" office:value="96.25">
                <text:p>96.25</text:p>
              </table:table-cell>
            </table:table-row>
            <table:table-row>
              <table:table-cell office:value-type="string">
                <text:p>2</text:p>
              </table:table-cell>
              <table:table-cell office:value-type="float" office:value="83.25">
                <text:p>83.25</text:p>
              </table:table-cell>
              <table:table-cell office:value-type="float" office:value="94.5">
                <text:p>94.5</text:p>
              </table:table-cell>
            </table:table-row>
            <table:table-row>
              <table:table-cell office:value-type="string">
                <text:p>3</text:p>
              </table:table-cell>
              <table:table-cell office:value-type="float" office:value="85.75">
                <text:p>85.75</text:p>
              </table:table-cell>
              <table:table-cell office:value-type="float" office:value="95.5">
                <text:p>95.5</text:p>
              </table:table-cell>
            </table:table-row>
            <table:table-row>
              <table:table-cell office:value-type="string">
                <text:p>4</text:p>
              </table:table-cell>
              <table:table-cell office:value-type="float" office:value="85.25">
                <text:p>85.25</text:p>
              </table:table-cell>
              <table:table-cell office:value-type="float" office:value="100">
                <text:p>100</text:p>
              </table:table-cell>
            </table:table-row>
            <table:table-row>
              <table:table-cell office:value-type="string">
                <text:p>5</text:p>
              </table:table-cell>
              <table:table-cell office:value-type="float" office:value="82.25">
                <text:p>82.25</text:p>
              </table:table-cell>
              <table:table-cell office:value-type="float" office:value="98.75">
                <text:p>98.75</text:p>
              </table:table-cell>
            </table:table-row>
            <table:table-row>
              <table:table-cell office:value-type="string">
                <text:p>6</text:p>
              </table:table-cell>
              <table:table-cell office:value-type="float" office:value="82">
                <text:p>82</text:p>
              </table:table-cell>
              <table:table-cell office:value-type="float" office:value="98.5">
                <text:p>98.5</text:p>
              </table:table-cell>
            </table:table-row>
            <table:table-row>
              <table:table-cell office:value-type="string">
                <text:p>7</text:p>
              </table:table-cell>
              <table:table-cell office:value-type="float" office:value="86.75">
                <text:p>86.75</text:p>
              </table:table-cell>
              <table:table-cell office:value-type="float" office:value="98">
                <text:p>98</text:p>
              </table:table-cell>
            </table:table-row>
            <table:table-row>
              <table:table-cell office:value-type="string">
                <text:p>8</text:p>
              </table:table-cell>
              <table:table-cell office:value-type="float" office:value="87.25">
                <text:p>87.25</text:p>
              </table:table-cell>
              <table:table-cell office:value-type="float" office:value="97.25">
                <text:p>97.25</text:p>
              </table:table-cell>
            </table:table-row>
            <table:table-row>
              <table:table-cell office:value-type="string">
                <text:p>9</text:p>
              </table:table-cell>
              <table:table-cell office:value-type="float" office:value="83.75">
                <text:p>83.75</text:p>
              </table:table-cell>
              <table:table-cell office:value-type="float" office:value="95.25">
                <text:p>95.25</text:p>
              </table:table-cell>
            </table:table-row>
            <table:table-row>
              <table:table-cell office:value-type="string">
                <text:p>10</text:p>
              </table:table-cell>
              <table:table-cell office:value-type="float" office:value="87.25">
                <text:p>87.25</text:p>
              </table:table-cell>
              <table:table-cell office:value-type="float" office:value="98.5">
                <text:p>98.5</text:p>
              </table:table-cell>
            </table:table-row>
            <table:table-row>
              <table:table-cell office:value-type="string">
                <text:p>11</text:p>
              </table:table-cell>
              <table:table-cell office:value-type="float" office:value="88">
                <text:p>88</text:p>
              </table:table-cell>
              <table:table-cell office:value-type="float" office:value="97.5">
                <text:p>97.5</text:p>
              </table:table-cell>
            </table:table-row>
            <table:table-row>
              <table:table-cell office:value-type="string">
                <text:p>12</text:p>
              </table:table-cell>
              <table:table-cell office:value-type="float" office:value="86.5">
                <text:p>86.5</text:p>
              </table:table-cell>
              <table:table-cell office:value-type="float" office:value="100.75">
                <text:p>100.75</text:p>
              </table:table-cell>
            </table:table-row>
            <table:table-row>
              <table:table-cell office:value-type="string">
                <text:p>13</text:p>
              </table:table-cell>
              <table:table-cell office:value-type="float" office:value="81">
                <text:p>81</text:p>
              </table:table-cell>
              <table:table-cell office:value-type="float" office:value="100">
                <text:p>100</text:p>
              </table:table-cell>
            </table:table-row>
            <table:table-row>
              <table:table-cell office:value-type="string">
                <text:p>14</text:p>
              </table:table-cell>
              <table:table-cell office:value-type="float" office:value="86.5">
                <text:p>86.5</text:p>
              </table:table-cell>
              <table:table-cell office:value-type="float" office:value="97.25">
                <text:p>97.25</text:p>
              </table:table-cell>
            </table:table-row>
            <table:table-row>
              <table:table-cell office:value-type="string">
                <text:p>15</text:p>
              </table:table-cell>
              <table:table-cell office:value-type="float" office:value="84.5">
                <text:p>84.5</text:p>
              </table:table-cell>
              <table:table-cell office:value-type="float" office:value="99.75">
                <text:p>99.75</text:p>
              </table:table-cell>
            </table:table-row>
            <table:table-row>
              <table:table-cell office:value-type="string">
                <text:p>16</text:p>
              </table:table-cell>
              <table:table-cell office:value-type="float" office:value="88.75">
                <text:p>88.75</text:p>
              </table:table-cell>
              <table:table-cell office:value-type="float" office:value="98.25">
                <text:p>98.25</text:p>
              </table:table-cell>
            </table:table-row>
            <table:table-row>
              <table:table-cell office:value-type="string">
                <text:p>17</text:p>
              </table:table-cell>
              <table:table-cell office:value-type="float" office:value="85">
                <text:p>85</text:p>
              </table:table-cell>
              <table:table-cell office:value-type="float" office:value="94.5">
                <text:p>94.5</text:p>
              </table:table-cell>
            </table:table-row>
            <table:table-row>
              <table:table-cell office:value-type="string">
                <text:p>18</text:p>
              </table:table-cell>
              <table:table-cell office:value-type="float" office:value="86">
                <text:p>86</text:p>
              </table:table-cell>
              <table:table-cell office:value-type="float" office:value="94.25">
                <text:p>94.25</text:p>
              </table:table-cell>
            </table:table-row>
            <table:table-row>
              <table:table-cell office:value-type="string">
                <text:p>19</text:p>
              </table:table-cell>
              <table:table-cell office:value-type="float" office:value="86.75">
                <text:p>86.75</text:p>
              </table:table-cell>
              <table:table-cell office:value-type="float" office:value="96">
                <text:p>96</text:p>
              </table:table-cell>
            </table:table-row>
            <table:table-row>
              <table:table-cell office:value-type="string">
                <text:p>20</text:p>
              </table:table-cell>
              <table:table-cell office:value-type="float" office:value="87.75">
                <text:p>87.75</text:p>
              </table:table-cell>
              <table:table-cell office:value-type="float" office:value="100">
                <text:p>100</text:p>
              </table:table-cell>
            </table:table-row>
            <table:table-row>
              <table:table-cell office:value-type="string">
                <text:p>21</text:p>
              </table:table-cell>
              <table:table-cell office:value-type="float" office:value="86.25">
                <text:p>86.25</text:p>
              </table:table-cell>
              <table:table-cell office:value-type="float" office:value="96">
                <text:p>96</text:p>
              </table:table-cell>
            </table:table-row>
            <table:table-row>
              <table:table-cell office:value-type="string">
                <text:p>22</text:p>
              </table:table-cell>
              <table:table-cell office:value-type="float" office:value="88.5">
                <text:p>88.5</text:p>
              </table:table-cell>
              <table:table-cell office:value-type="float" office:value="97">
                <text:p>97</text:p>
              </table:table-cell>
            </table:table-row>
            <table:table-row>
              <table:table-cell office:value-type="string">
                <text:p>23</text:p>
              </table:table-cell>
              <table:table-cell office:value-type="float" office:value="85.75">
                <text:p>85.75</text:p>
              </table:table-cell>
              <table:table-cell office:value-type="float" office:value="95.25">
                <text:p>95.25</text:p>
              </table:table-cell>
            </table:table-row>
            <table:table-row>
              <table:table-cell office:value-type="string">
                <text:p>24</text:p>
              </table:table-cell>
              <table:table-cell office:value-type="float" office:value="87.75">
                <text:p>87.75</text:p>
              </table:table-cell>
              <table:table-cell office:value-type="float" office:value="95.25">
                <text:p>95.25</text:p>
              </table:table-cell>
            </table:table-row>
            <table:table-row>
              <table:table-cell office:value-type="string">
                <text:p>25</text:p>
              </table:table-cell>
              <table:table-cell office:value-type="float" office:value="90.25">
                <text:p>90.25</text:p>
              </table:table-cell>
              <table:table-cell office:value-type="float" office:value="98.5">
                <text:p>9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7.127cm" xlink:href="." xlink:type="simple" chart:class="chart:bar" chart:style-name="ch1">
        <chart:subtitle svg:x="0cm" svg:y="0cm" chart:style-name="ch2">
          <text:p/>
        </chart:subtitle>
        <chart:legend chart:legend-position="end" svg:x="13.867cm" svg:y="3.015cm" style:legend-expansion="high" chart:style-name="ch3"/>
        <chart:plot-area chart:style-name="ch4" chart:data-source-has-labels="both" svg:x="1.33cm" svg:y="0.142cm" svg:width="12.218cm" svg:height="5.862cm">
          <chartooo:coordinate-region svg:x="2.137cm" svg:y="0.341cm" svg:width="11.411cm" svg:height="5.464cm"/>
          <chart:axis chart:dimension="x" chart:name="primary-x" chart:style-name="ch5" chartooo:axis-type="auto">
            <chartooo:date-scale/>
            <chart:title svg:x="6.509cm" svg:y="6.146cm" chart:style-name="ch6">
              <text:p>Line Ending</text:p>
            </chart:title>
            <chart:categories table:cell-range-address="local-table.$A$2:.$A$2"/>
          </chart:axis>
          <chart:axis chart:dimension="y" chart:name="primary-y" chart:style-name="ch7">
            <chart:title svg:x="0.451cm" svg:y="5.604cm" chart:style-name="ch8">
              <text:p>Percentage of Control Line Length</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rrows</text:p>
              </table:table-cell>
              <table:table-cell office:value-type="string">
                <text:p>Brackets</text:p>
              </table:table-cell>
            </table:table-row>
          </table:table-header-rows>
          <table:table-rows>
            <table:table-row>
              <table:table-cell office:value-type="string">
                <text:p/>
              </table:table-cell>
              <table:table-cell office:value-type="float" office:value="85.87">
                <text:p>85.87</text:p>
              </table:table-cell>
              <table:table-cell office:value-type="float" office:value="97.31">
                <text:p>97.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